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F3A493B017ED0B69.png" manifest:media-type="image/png"/>
  <manifest:file-entry manifest:full-path="Pictures/100000000000006E0000008B39DBCA03A3F59FDA.png" manifest:media-type="image/png"/>
  <manifest:file-entry manifest:full-path="Pictures/100000000000032000000320514AD67FC19D469C.png" manifest:media-type="image/png"/>
  <manifest:file-entry manifest:full-path="Pictures/1000000000000282000001E2095D8C49824B98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355cm, 11.48cm, 6.703cm, 6.098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49cm, 0cm, 0cm, 0cm)" draw:image-opacity="100%" style:mirror="non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objectwithoutfill">
      <style:graphic-properties svg:stroke-color="#000000" draw:marker-start="Arrowheads_20_1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end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87cm" svg:height="5.846cm" draw:transform="rotate (-1.5694000633933) translate (17.641cm 6.222cm)">
          <draw:image xlink:href="Pictures/1000000000000282000001E2095D8C49824B9818.png" xlink:type="simple" xlink:show="embed" xlink:actuate="onLoad" draw:mime-type="image/png">
            <text:p/>
          </draw:image>
        </draw:frame>
        <draw:frame draw:style-name="gr2" draw:text-style-name="P1" draw:layer="layout" svg:width="1.895cm" svg:height="3.759cm" svg:x="7.36cm" svg:y="11.793cm">
          <draw:image xlink:href="Pictures/100000000000032000000320514AD67FC19D469C.png" xlink:type="simple" xlink:show="embed" xlink:actuate="onLoad" draw:mime-type="image/png">
            <text:p/>
          </draw:image>
        </draw:frame>
        <draw:frame draw:style-name="gr3" draw:text-style-name="P1" draw:layer="layout" svg:width="0.916cm" svg:height="0.953cm" svg:x="5.8cm" svg:y="13.698cm">
          <draw:image xlink:href="Pictures/100000000000006E0000008B39DBCA03A3F59FDA.png" xlink:type="simple" xlink:show="embed" xlink:actuate="onLoad" draw:mime-type="image/png">
            <text:p/>
          </draw:image>
        </draw:frame>
        <draw:line draw:style-name="gr4" draw:text-style-name="P2" draw:layer="layout" svg:x1="6.26cm" svg:y1="13.698cm" svg:x2="6.26cm" svg:y2="13.063cm">
          <text:p/>
        </draw:line>
        <draw:line draw:style-name="gr4" draw:text-style-name="P3" draw:layer="layout" svg:x1="6.26cm" svg:y1="13.063cm" svg:x2="7.668cm" svg:y2="13.063cm">
          <text:p/>
        </draw:line>
        <draw:line draw:style-name="gr4" draw:text-style-name="P2" draw:layer="layout" svg:x1="12.463cm" svg:y1="12.002cm" svg:x2="9.144cm" svg:y2="12.002cm">
          <text:p/>
        </draw:line>
        <draw:frame draw:style-name="gr1" draw:text-style-name="P1" draw:layer="layout" svg:width="1.253cm" svg:height="0.626cm" svg:x="10.493cm" svg:y="10.513cm">
          <draw:image xlink:href="Pictures/100000000000013E0000009FF3A493B017ED0B69.png" xlink:type="simple" xlink:show="embed" xlink:actuate="onLoad" draw:mime-type="image/png">
            <text:p/>
          </draw:image>
        </draw:frame>
        <draw:line draw:style-name="gr4" draw:text-style-name="P2" draw:layer="layout" svg:x1="12.472cm" svg:y1="10.824cm" svg:x2="11.732cm" svg:y2="10.824cm">
          <text:p/>
        </draw:line>
        <draw:line draw:style-name="gr5" draw:text-style-name="P2" draw:layer="layout" svg:x1="10.501cm" svg:y1="12.112cm" svg:x2="10.501cm" svg:y2="10.817cm">
          <text:p/>
        </draw:line>
        <draw:frame draw:style-name="gr6" draw:text-style-name="P5" draw:layer="layout" svg:width="1.588cm" svg:height="0.806cm" svg:x="10.398cm" svg:y="9.971cm">
          <draw:text-box>
            <text:p text:style-name="P4"><text:span text:style-name="T1">1kΩ</text:span></text:p>
          </draw:text-box>
        </draw:frame>
        <draw:frame draw:style-name="gr3" draw:text-style-name="P1" draw:layer="layout" svg:width="0.916cm" svg:height="0.953cm" svg:x="10.879cm" svg:y="6.714cm">
          <draw:image xlink:href="Pictures/100000000000006E0000008B39DBCA03A3F59FDA.png" xlink:type="simple" xlink:show="embed" xlink:actuate="onLoad" draw:mime-type="image/png">
            <text:p/>
          </draw:image>
        </draw:frame>
        <draw:line draw:style-name="gr4" draw:text-style-name="P2" draw:layer="layout" svg:x1="12.87cm" svg:y1="6.715cm" svg:x2="11.32cm" svg:y2="6.715cm">
          <text:p/>
        </draw:line>
        <draw:line draw:style-name="gr4" draw:text-style-name="P2" draw:layer="layout" svg:x1="12.87cm" svg:y1="7.35cm" svg:x2="12.87cm" svg:y2="6.715cm">
          <text:p/>
        </draw:line>
        <draw:line draw:style-name="gr7" draw:text-style-name="P2" draw:layer="layout" svg:x1="13.171cm" svg:y1="7.369cm" svg:x2="13.171cm" svg:y2="5.178cm">
          <text:p/>
        </draw:line>
        <draw:frame draw:style-name="gr6" draw:text-style-name="P5" draw:layer="layout" svg:width="2.024cm" svg:height="0.806cm" svg:x="12.311cm" svg:y="4.492cm">
          <draw:text-box>
            <text:p text:style-name="P4"><text:span text:style-name="T1">7..1</text:span><text:span text:style-name="T1">2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05:57:48.994990742</meta:creation-date>
    <dc:date>2022-04-23T06:22:03.910353479</dc:date>
    <meta:editing-duration>PT2M59S</meta:editing-duration>
    <meta:editing-cycles>2</meta:editing-cycles>
    <meta:generator>LibreOffice/7.0.4.2$Linux_X86_64 LibreOffice_project/00$Build-2</meta:generator>
    <meta:document-statistic meta:object-count="15"/>
  </office:meta>
</office:document-meta>
</file>